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32ba" officeooo:paragraph-rsid="000632ba"/>
    </style:style>
    <style:style style:name="P2" style:family="paragraph" style:parent-style-name="Preformatted_20_Text">
      <style:text-properties officeooo:rsid="0007d37e" officeooo:paragraph-rsid="0007d37e"/>
    </style:style>
    <style:style style:name="P3" style:family="paragraph" style:parent-style-name="Preformatted_20_Text">
      <style:text-properties officeooo:rsid="000b1def" officeooo:paragraph-rsid="000b1def"/>
    </style:style>
    <style:style style:name="P4" style:family="paragraph" style:parent-style-name="Preformatted_20_Text">
      <style:text-properties officeooo:rsid="000cff70" officeooo:paragraph-rsid="000cff70"/>
    </style:style>
    <style:style style:name="P5" style:family="paragraph" style:parent-style-name="Preformatted_20_Text">
      <style:text-properties officeooo:rsid="000efab6" officeooo:paragraph-rsid="000efab6"/>
    </style:style>
    <style:style style:name="P6" style:family="paragraph" style:parent-style-name="Preformatted_20_Text">
      <style:text-properties officeooo:rsid="0016de95" officeooo:paragraph-rsid="0016de95"/>
    </style:style>
    <style:style style:name="T1" style:family="text">
      <style:text-properties officeooo:rsid="0007d37e"/>
    </style:style>
    <style:style style:name="T2" style:family="text">
      <style:text-properties officeooo:rsid="000b1def"/>
    </style:style>
    <style:style style:name="T3" style:family="text">
      <style:text-properties officeooo:rsid="000cf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estadístico</text:p>
      <text:p text:style-name="P1"/>
      <text:p text:style-name="P1">Shapiro-Wilk normality test, para ver si los datos siquen una distribución normal.</text:p>
      <text:p text:style-name="P1"/>
      <text:p text:style-name="P1"/>
      <text:p text:style-name="P2">Chequer estabilidad por sesiones para fijar el set de datos a utilizad: Re<text:span text:style-name="T2">g</text:span>resiones lineales s<text:span text:style-name="T2">o</text:span>bre diferentes cantidades de sesiones. </text:p>
      <text:p text:style-name="P2"/>
      <text:p text:style-name="P3">Gaficar las medias de cada Estado: Barras media+SEM</text:p>
      <text:p text:style-name="P2"/>
      <text:p text:style-name="P4">Para descartar la H0(todos los estados son igualmente probables) se utilizó <text:span text:style-name="T1">Friedman's ANOVA (con </text:span>un único <text:span text:style-name="T1">estado dentro de cada factor sujeto) que es una analisis de variaza por rangos.</text:span></text:p>
      <text:p text:style-name="P2">Comparar la tasa de incidencia de los diferentes Estados T R P S: <text:span text:style-name="T3">se empleo multiples comparaciones Post-hoc de a pares utilizando el procedimiento Nemenyi.</text:span></text:p>
      <text:p text:style-name="P5">Two tailed test con bonferroni corection (The Bonferroni correction sets the significance cut-off at α/n. For example, in the example above, with 20 tests and α = 0.05, you’d only reject a null hypothesis if the p-value is less than 0.0025. The Bonferroni correction tends to be a bit too conservative. )</text:p>
      <text:p text:style-name="P5"/>
      <text:p text:style-name="P6">Análisis de varianza sobre las probabilidades de elección respecto a estados previos.</text:p>
      <text:p text:style-name="P6">Se utilizará el test G para analizar la varianza de cada probabilidad respecto a una población con distribución uniform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17:35:13.971351632</dc:date>
    <dc:creator>iibm </dc:creator>
    <meta:generator>LibreOffice/4.2.8.2$Linux_X86_64 LibreOffice_project/420m0$Build-2</meta:generator>
    <meta:editing-duration>P0D</meta:editing-duration>
    <meta:editing-cycles>3</meta:editing-cycles>
    <meta:document-statistic meta:table-count="0" meta:image-count="0" meta:object-count="0" meta:page-count="1" meta:paragraph-count="9" meta:word-count="179" meta:character-count="1139" meta:non-whitespace-character-count="968"/>
  </office:meta>
</office:document-meta>
</file>